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paragraph-rsid="0040cf4a" style:font-weight-asian="bold" style:font-weight-complex="bold"/>
    </style:style>
    <style:style style:name="P20" style:family="paragraph" style:parent-style-name="Standard">
      <style:text-properties officeooo:rsid="0011d2b5" officeooo:paragraph-rsid="0011d2b5"/>
    </style:style>
    <style:style style:name="P21" style:family="paragraph" style:parent-style-name="Standard">
      <style:paragraph-properties fo:text-align="justify" style:justify-single-word="false"/>
      <style:text-properties officeooo:rsid="00123e03" officeooo:paragraph-rsid="00165d61"/>
    </style:style>
    <style:style style:name="P22" style:family="paragraph" style:parent-style-name="Standard">
      <style:paragraph-properties fo:text-align="justify" style:justify-single-word="false"/>
      <style:text-properties officeooo:rsid="001531ff" officeooo:paragraph-rsid="00123e03"/>
    </style:style>
    <style:style style:name="P23" style:family="paragraph" style:parent-style-name="Standard">
      <style:paragraph-properties fo:text-align="justify" style:justify-single-word="false"/>
      <style:text-properties officeooo:rsid="00165d61" officeooo:paragraph-rsid="00165d61"/>
    </style:style>
    <style:style style:name="P24" style:family="paragraph" style:parent-style-name="Standard">
      <style:text-properties officeooo:rsid="00175727"/>
    </style:style>
    <style:style style:name="P25" style:family="paragraph" style:parent-style-name="Standard">
      <style:paragraph-properties fo:text-align="justify" style:justify-single-word="false"/>
      <style:text-properties officeooo:rsid="0053219f" officeooo:paragraph-rsid="001cd4a5"/>
    </style:style>
    <style:style style:name="P26" style:family="paragraph" style:parent-style-name="Standard">
      <style:paragraph-properties fo:text-align="justify" style:justify-single-word="false"/>
      <style:text-properties officeooo:rsid="0053219f" officeooo:paragraph-rsid="003c1784"/>
    </style:style>
    <style:style style:name="P27" style:family="paragraph" style:parent-style-name="Standard">
      <style:paragraph-properties fo:text-align="justify" style:justify-single-word="false"/>
      <style:text-properties officeooo:rsid="001e64d6" officeooo:paragraph-rsid="0023e3ae"/>
    </style:style>
    <style:style style:name="P28" style:family="paragraph" style:parent-style-name="Standard">
      <style:paragraph-properties fo:text-align="justify" style:justify-single-word="false"/>
      <style:text-properties officeooo:rsid="001e64d6" officeooo:paragraph-rsid="002dce7e"/>
    </style:style>
    <style:style style:name="P29" style:family="paragraph" style:parent-style-name="Standard">
      <style:paragraph-properties fo:text-align="justify" style:justify-single-word="false"/>
      <style:text-properties officeooo:rsid="0023e3ae" officeooo:paragraph-rsid="0023e3ae"/>
    </style:style>
    <style:style style:name="P30" style:family="paragraph" style:parent-style-name="Standard">
      <style:paragraph-properties fo:text-align="justify" style:justify-single-word="false"/>
      <style:text-properties officeooo:rsid="0054c037" officeooo:paragraph-rsid="0023e3ae"/>
    </style:style>
    <style:style style:name="P31" style:family="paragraph" style:parent-style-name="Standard">
      <style:paragraph-properties fo:text-align="justify" style:justify-single-word="false"/>
      <style:text-properties officeooo:rsid="0024113f" officeooo:paragraph-rsid="0024113f"/>
    </style:style>
    <style:style style:name="P32" style:family="paragraph" style:parent-style-name="Standard">
      <style:text-properties fo:color="#008000" officeooo:rsid="00256e1c" officeooo:paragraph-rsid="00256e1c"/>
    </style:style>
    <style:style style:name="P33" style:family="paragraph" style:parent-style-name="Standard">
      <style:paragraph-properties fo:text-align="justify" style:justify-single-word="false"/>
      <style:text-properties officeooo:rsid="00256e1c" officeooo:paragraph-rsid="00256e1c"/>
    </style:style>
    <style:style style:name="P34" style:family="paragraph" style:parent-style-name="Standard">
      <style:text-properties officeooo:rsid="00274780"/>
    </style:style>
    <style:style style:name="P35" style:family="paragraph" style:parent-style-name="Standard">
      <style:paragraph-properties fo:text-align="justify" style:justify-single-word="false"/>
      <style:text-properties officeooo:rsid="00274780" officeooo:paragraph-rsid="00274780"/>
    </style:style>
    <style:style style:name="P36" style:family="paragraph" style:parent-style-name="Standard">
      <style:text-properties officeooo:rsid="00274780" officeooo:paragraph-rsid="00274780"/>
    </style:style>
    <style:style style:name="P37" style:family="paragraph" style:parent-style-name="Standard">
      <style:paragraph-properties fo:text-align="justify" style:justify-single-word="false"/>
      <style:text-properties officeooo:rsid="002dce7e" officeooo:paragraph-rsid="002dce7e"/>
    </style:style>
    <style:style style:name="P38" style:family="paragraph" style:parent-style-name="Standard">
      <style:paragraph-properties fo:text-align="justify" style:justify-single-word="false"/>
      <style:text-properties officeooo:rsid="003263e1" officeooo:paragraph-rsid="003263e1"/>
    </style:style>
    <style:style style:name="P39" style:family="paragraph" style:parent-style-name="Standard">
      <style:paragraph-properties fo:text-align="justify" style:justify-single-word="false"/>
      <style:text-properties officeooo:rsid="0032d8a4" officeooo:paragraph-rsid="0032d8a4"/>
    </style:style>
    <style:style style:name="P40" style:family="paragraph" style:parent-style-name="Standard">
      <style:paragraph-properties fo:text-align="justify" style:justify-single-word="false"/>
      <style:text-properties officeooo:rsid="0032d8a4" officeooo:paragraph-rsid="00344a31"/>
    </style:style>
    <style:style style:name="P41" style:family="paragraph" style:parent-style-name="Standard">
      <style:paragraph-properties fo:text-align="justify" style:justify-single-word="false"/>
      <style:text-properties officeooo:rsid="0032d8a4" officeooo:paragraph-rsid="00360c50"/>
    </style:style>
    <style:style style:name="P42" style:family="paragraph" style:parent-style-name="Standard">
      <style:text-properties officeooo:paragraph-rsid="0037f718"/>
    </style:style>
    <style:style style:name="P43" style:family="paragraph" style:parent-style-name="Standard">
      <style:paragraph-properties fo:text-align="justify" style:justify-single-word="false"/>
      <style:text-properties officeooo:rsid="0033bd10" officeooo:paragraph-rsid="0033bd10"/>
    </style:style>
    <style:style style:name="P44" style:family="paragraph" style:parent-style-name="Standard">
      <style:paragraph-properties fo:text-align="justify" style:justify-single-word="false"/>
      <style:text-properties officeooo:rsid="00344a31" officeooo:paragraph-rsid="0032d8a4"/>
    </style:style>
    <style:style style:name="P45" style:family="paragraph" style:parent-style-name="Standard">
      <style:paragraph-properties fo:text-align="justify" style:justify-single-word="false"/>
      <style:text-properties officeooo:rsid="00344a31" officeooo:paragraph-rsid="00360c50"/>
    </style:style>
    <style:style style:name="P46" style:family="paragraph" style:parent-style-name="Standard">
      <style:paragraph-properties fo:text-align="justify" style:justify-single-word="false"/>
      <style:text-properties officeooo:rsid="00360c50" officeooo:paragraph-rsid="00360c50"/>
    </style:style>
    <style:style style:name="P47" style:family="paragraph" style:parent-style-name="Standard">
      <style:paragraph-properties fo:text-align="justify" style:justify-single-word="false"/>
      <style:text-properties officeooo:rsid="0037f718" officeooo:paragraph-rsid="0037f718"/>
    </style:style>
    <style:style style:name="P48" style:family="paragraph" style:parent-style-name="Standard">
      <style:text-properties officeooo:rsid="0037f718" officeooo:paragraph-rsid="0037f718"/>
    </style:style>
    <style:style style:name="P49" style:family="paragraph" style:parent-style-name="Standard">
      <style:paragraph-properties fo:text-align="justify" style:justify-single-word="false"/>
      <style:text-properties officeooo:rsid="00388c43" officeooo:paragraph-rsid="00388c43"/>
    </style:style>
    <style:style style:name="P50" style:family="paragraph" style:parent-style-name="Standard">
      <style:paragraph-properties fo:text-align="justify" style:justify-single-word="false"/>
      <style:text-properties officeooo:rsid="003a17c7" officeooo:paragraph-rsid="003a17c7"/>
    </style:style>
    <style:style style:name="P51" style:family="paragraph" style:parent-style-name="Standard">
      <style:paragraph-properties fo:text-align="justify" style:justify-single-word="false"/>
      <style:text-properties officeooo:rsid="003d79e9" officeooo:paragraph-rsid="003d79e9"/>
    </style:style>
    <style:style style:name="P52" style:family="paragraph" style:parent-style-name="Standard">
      <style:paragraph-properties fo:text-align="justify" style:justify-single-word="false"/>
      <style:text-properties officeooo:rsid="003e4155" officeooo:paragraph-rsid="003e4155"/>
    </style:style>
    <style:style style:name="P53" style:family="paragraph" style:parent-style-name="Standard">
      <style:text-properties officeooo:paragraph-rsid="0040cf4a"/>
    </style:style>
    <style:style style:name="P54" style:family="paragraph" style:parent-style-name="Standard">
      <style:text-properties officeooo:rsid="0040cf4a"/>
    </style:style>
    <style:style style:name="P55" style:family="paragraph" style:parent-style-name="Standard">
      <style:text-properties officeooo:rsid="0040cf4a" officeooo:paragraph-rsid="0040cf4a"/>
    </style:style>
    <style:style style:name="P56" style:family="paragraph" style:parent-style-name="Standard">
      <style:paragraph-properties fo:text-align="justify" style:justify-single-word="false"/>
      <style:text-properties officeooo:rsid="005069e6" officeooo:paragraph-rsid="005069e6"/>
    </style:style>
    <style:style style:name="P57" style:family="paragraph" style:parent-style-name="Standard">
      <style:paragraph-properties fo:text-align="justify" style:justify-single-word="false"/>
      <style:text-properties officeooo:rsid="005069e6" officeooo:paragraph-rsid="0050bd6f"/>
    </style:style>
    <style:style style:name="P58" style:family="paragraph" style:parent-style-name="Standard">
      <style:paragraph-properties fo:text-align="justify" style:justify-single-word="false"/>
      <style:text-properties officeooo:rsid="0050bd6f" officeooo:paragraph-rsid="0050bd6f"/>
    </style:style>
    <style:style style:name="P59" style:family="paragraph" style:parent-style-name="Standard">
      <style:paragraph-properties fo:text-align="justify" style:justify-single-word="false"/>
      <style:text-properties officeooo:rsid="0051c715" officeooo:paragraph-rsid="0051c715"/>
    </style:style>
    <style:style style:name="P60" style:family="paragraph" style:parent-style-name="Standard">
      <style:paragraph-properties fo:text-align="justify" style:justify-single-word="false"/>
      <style:text-properties officeooo:rsid="0053b247" officeooo:paragraph-rsid="0053b247"/>
    </style:style>
    <style:style style:name="P61" style:family="paragraph" style:parent-style-name="Code_20_block">
      <style:text-properties fo:color="#008000"/>
    </style:style>
    <style:style style:name="P62" style:family="paragraph" style:parent-style-name="Code_20_block">
      <style:text-properties fo:color="#008000" officeooo:rsid="00175727"/>
    </style:style>
    <style:style style:name="P63" style:family="paragraph" style:parent-style-name="Code_20_block">
      <style:text-properties fo:color="#008000" officeooo:rsid="0023e3ae"/>
    </style:style>
    <style:style style:name="P64" style:family="paragraph" style:parent-style-name="Code_20_block">
      <style:text-properties fo:color="#008000" officeooo:rsid="0024113f"/>
    </style:style>
    <style:style style:name="P65" style:family="paragraph" style:parent-style-name="Code_20_block">
      <style:text-properties fo:color="#008000" officeooo:rsid="0024113f" officeooo:paragraph-rsid="0024113f"/>
    </style:style>
    <style:style style:name="P66" style:family="paragraph" style:parent-style-name="Code_20_block">
      <style:text-properties fo:color="#008000" officeooo:rsid="00256e1c"/>
    </style:style>
    <style:style style:name="P67" style:family="paragraph" style:parent-style-name="Code_20_block">
      <style:text-properties fo:color="#008000" officeooo:rsid="00256e1c" officeooo:paragraph-rsid="00256e1c"/>
    </style:style>
    <style:style style:name="P68" style:family="paragraph" style:parent-style-name="Code_20_block">
      <style:text-properties fo:color="#008000" officeooo:rsid="00274780"/>
    </style:style>
    <style:style style:name="P69" style:family="paragraph" style:parent-style-name="Code_20_block">
      <style:text-properties fo:color="#008000" officeooo:rsid="0037f718" officeooo:paragraph-rsid="0037f718"/>
    </style:style>
    <style:style style:name="P70" style:family="paragraph" style:parent-style-name="Code_20_block">
      <style:text-properties fo:color="#008000" officeooo:rsid="003e4155"/>
    </style:style>
    <style:style style:name="P71" style:family="paragraph" style:parent-style-name="Code_20_block">
      <style:text-properties fo:color="#008000" officeooo:rsid="00437e69"/>
    </style:style>
    <style:style style:name="P72" style:family="paragraph" style:parent-style-name="Code_20_block">
      <style:text-properties fo:color="#008000" officeooo:rsid="00437e69" officeooo:paragraph-rsid="00437e69"/>
    </style:style>
    <style:style style:name="P73" style:family="paragraph" style:parent-style-name="Code_20_block">
      <style:text-properties officeooo:rsid="00175727"/>
    </style:style>
    <style:style style:name="P74" style:family="paragraph" style:parent-style-name="Code_20_block">
      <style:text-properties officeooo:rsid="0054c037" officeooo:paragraph-rsid="0023e3ae"/>
    </style:style>
    <style:style style:name="P75" style:family="paragraph" style:parent-style-name="Code_20_block">
      <style:text-properties officeooo:rsid="0054c037" officeooo:paragraph-rsid="005de72d"/>
    </style:style>
    <style:style style:name="P76" style:family="paragraph" style:parent-style-name="Code_20_block">
      <style:text-properties officeooo:paragraph-rsid="0023e3ae"/>
    </style:style>
    <style:style style:name="P77" style:family="paragraph" style:parent-style-name="Code_20_block">
      <style:text-properties officeooo:rsid="0023e3ae"/>
    </style:style>
    <style:style style:name="P78" style:family="paragraph" style:parent-style-name="Code_20_block">
      <style:text-properties officeooo:rsid="0024113f"/>
    </style:style>
    <style:style style:name="P79" style:family="paragraph" style:parent-style-name="Code_20_block">
      <style:text-properties officeooo:rsid="0024113f" officeooo:paragraph-rsid="005fdafc"/>
    </style:style>
    <style:style style:name="P80" style:family="paragraph" style:parent-style-name="Code_20_block">
      <style:text-properties officeooo:rsid="00256e1c"/>
    </style:style>
    <style:style style:name="P81" style:family="paragraph" style:parent-style-name="Code_20_block">
      <style:text-properties officeooo:rsid="00256e1c" officeooo:paragraph-rsid="00256e1c"/>
    </style:style>
    <style:style style:name="P82" style:family="paragraph" style:parent-style-name="Code_20_block">
      <style:text-properties officeooo:rsid="00256e1c" officeooo:paragraph-rsid="005fdafc"/>
    </style:style>
    <style:style style:name="P83" style:family="paragraph" style:parent-style-name="Code_20_block">
      <style:text-properties officeooo:rsid="00274780"/>
    </style:style>
    <style:style style:name="P84" style:family="paragraph" style:parent-style-name="Code_20_block">
      <style:text-properties officeooo:rsid="00274780" officeooo:paragraph-rsid="00274780"/>
    </style:style>
    <style:style style:name="P85" style:family="paragraph" style:parent-style-name="Code_20_block">
      <style:text-properties officeooo:rsid="00274780" officeooo:paragraph-rsid="005fdafc"/>
    </style:style>
    <style:style style:name="P86" style:family="paragraph" style:parent-style-name="Code_20_block">
      <style:text-properties officeooo:rsid="0037f718"/>
    </style:style>
    <style:style style:name="P87" style:family="paragraph" style:parent-style-name="Code_20_block">
      <style:text-properties officeooo:rsid="0037f718" officeooo:paragraph-rsid="0037f718"/>
    </style:style>
    <style:style style:name="P88" style:family="paragraph" style:parent-style-name="Code_20_block">
      <style:text-properties officeooo:rsid="003e4155"/>
    </style:style>
    <style:style style:name="P89" style:family="paragraph" style:parent-style-name="Code_20_block">
      <style:text-properties officeooo:rsid="00437e69"/>
    </style:style>
    <style:style style:name="P90" style:family="paragraph" style:parent-style-name="Code_20_block">
      <style:text-properties officeooo:paragraph-rsid="004ea456"/>
    </style:style>
    <style:style style:name="P91" style:family="paragraph" style:parent-style-name="Code_20_block">
      <style:text-properties officeooo:rsid="005a0ae4" officeooo:paragraph-rsid="005a0ae4"/>
    </style:style>
    <style:style style:name="P92" style:family="paragraph" style:parent-style-name="Code_20_block">
      <style:text-properties officeooo:paragraph-rsid="005de72d"/>
    </style:style>
    <style:style style:name="P93" style:family="paragraph" style:parent-style-name="Standard">
      <style:paragraph-properties fo:text-align="justify" style:justify-single-word="false" fo:break-before="page"/>
      <style:text-properties officeooo:rsid="0024113f" officeooo:paragraph-rsid="0024113f"/>
    </style:style>
    <style:style style:name="P94" style:family="paragraph" style:parent-style-name="Standard" style:list-style-name="List_20_1">
      <style:paragraph-properties fo:text-align="justify" style:justify-single-word="false"/>
    </style:style>
    <style:style style:name="P95" style:family="paragraph" style:parent-style-name="Standard" style:list-style-name="List_20_1">
      <style:paragraph-properties fo:text-align="justify" style:justify-single-word="false"/>
      <style:text-properties officeooo:paragraph-rsid="0054fbe1"/>
    </style:style>
    <style:style style:name="P96" style:family="paragraph" style:parent-style-name="Standard" style:list-style-name="List_20_1">
      <style:paragraph-properties fo:text-align="justify" style:justify-single-word="false"/>
      <style:text-properties officeooo:paragraph-rsid="0057eb94"/>
    </style:style>
    <style:style style:name="P97" style:family="paragraph" style:parent-style-name="Standard" style:list-style-name="List_20_1">
      <style:paragraph-properties fo:text-align="justify" style:justify-single-word="false"/>
      <style:text-properties officeooo:paragraph-rsid="0057fd0a"/>
    </style:style>
    <style:style style:name="P98" style:family="paragraph" style:parent-style-name="Standard" style:list-style-name="List_20_1">
      <style:paragraph-properties fo:text-align="justify" style:justify-single-word="false"/>
      <style:text-properties officeooo:paragraph-rsid="00123e03"/>
    </style:style>
    <style:style style:name="P99"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00"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01"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02"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03"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04"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05"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106"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107" style:family="paragraph" style:parent-style-name="Standard" style:list-style-name="List_20_1">
      <style:text-properties officeooo:rsid="00123e03" officeooo:paragraph-rsid="0011d2b5"/>
    </style:style>
    <style:style style:name="P108" style:family="paragraph" style:parent-style-name="Standard" style:list-style-name="List_20_1">
      <style:paragraph-properties fo:text-align="justify" style:justify-single-word="false"/>
      <style:text-properties officeooo:rsid="001e64d6" officeooo:paragraph-rsid="002dce7e"/>
    </style:style>
    <style:style style:name="P109" style:family="paragraph" style:parent-style-name="Standard" style:list-style-name="List_20_1">
      <style:paragraph-properties fo:text-align="justify" style:justify-single-word="false"/>
      <style:text-properties officeooo:rsid="0039cfeb" officeooo:paragraph-rsid="00388c43"/>
    </style:style>
    <style:style style:name="P110" style:family="paragraph" style:parent-style-name="Standard" style:list-style-name="List_20_1">
      <style:paragraph-properties fo:text-align="justify" style:justify-single-word="false"/>
      <style:text-properties officeooo:rsid="0039cfeb" officeooo:paragraph-rsid="003d79e9"/>
    </style:style>
    <style:style style:name="P111" style:family="paragraph" style:parent-style-name="Standard" style:list-style-name="List_20_1">
      <style:paragraph-properties fo:text-align="justify" style:justify-single-word="false"/>
      <style:text-properties officeooo:rsid="003d79e9" officeooo:paragraph-rsid="003d79e9"/>
    </style:style>
    <style:style style:name="P112" style:family="paragraph" style:parent-style-name="Heading_20_1" style:master-page-name="Standard">
      <style:paragraph-properties style:page-number="auto"/>
    </style:style>
    <style:style style:name="P113" style:family="paragraph" style:parent-style-name="Heading_20_2">
      <style:text-properties officeooo:rsid="001c38f4"/>
    </style:style>
    <style:style style:name="P114" style:family="paragraph" style:parent-style-name="Heading_20_2">
      <style:text-properties officeooo:rsid="001c38f4" officeooo:paragraph-rsid="001c38f4"/>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paragraph-rsid="004ea456"/>
    </style:style>
    <style:style style:name="P117" style:family="paragraph" style:parent-style-name="Heading_20_2">
      <style:paragraph-properties fo:break-before="page"/>
      <style:text-properties officeooo:rsid="0010ee76"/>
    </style:style>
    <style:style style:name="P118" style:family="paragraph" style:parent-style-name="Heading_20_3">
      <style:text-properties officeooo:rsid="005069e6" officeooo:paragraph-rsid="005069e6"/>
    </style:style>
    <style:style style:name="P119" style:family="paragraph" style:parent-style-name="Heading_20_3">
      <style:text-properties officeooo:rsid="0053b247" officeooo:paragraph-rsid="0053b247"/>
    </style:style>
    <style:style style:name="P120" style:family="paragraph" style:parent-style-name="Heading_20_3">
      <style:text-properties officeooo:paragraph-rsid="0054fbe1"/>
    </style:style>
    <style:style style:name="P121" style:family="paragraph" style:parent-style-name="Heading_20_3">
      <style:text-properties officeooo:paragraph-rsid="004ea456"/>
    </style:style>
    <style:style style:name="P122" style:family="paragraph" style:parent-style-name="Heading_20_3">
      <style:text-properties officeooo:rsid="0011d2b5"/>
    </style:style>
    <style:style style:name="P123" style:family="paragraph" style:parent-style-name="Heading_20_3">
      <style:text-properties officeooo:rsid="00165d61"/>
    </style:style>
    <style:style style:name="P124" style:family="paragraph" style:parent-style-name="Heading_20_3">
      <style:text-properties officeooo:rsid="00174ea4"/>
    </style:style>
    <style:style style:name="P125" style:family="paragraph" style:parent-style-name="Heading_20_3">
      <style:text-properties officeooo:rsid="001e64d6"/>
    </style:style>
    <style:style style:name="P126" style:family="paragraph" style:parent-style-name="Heading_20_3">
      <style:text-properties officeooo:paragraph-rsid="0040cf4a"/>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paragraph-rsid="004ea456"/>
    </style:style>
    <style:style style:name="P129" style:family="paragraph" style:parent-style-name="Heading_20_3">
      <style:paragraph-properties fo:break-before="page"/>
      <style:text-properties officeooo:rsid="001e64d6"/>
    </style:style>
    <style:style style:name="P130" style:family="paragraph" style:parent-style-name="Heading_20_3">
      <style:paragraph-properties fo:break-before="page"/>
      <style:text-properties officeooo:rsid="001e64d6" officeooo:paragraph-rsid="0020acb1"/>
    </style:style>
    <style:style style:name="P131"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T57" style:family="text">
      <style:text-properties officeooo:rsid="006a4412"/>
    </style:style>
    <style:style style:name="T58" style:family="text">
      <style:text-properties officeooo:rsid="006cde02"/>
    </style:style>
    <style:style style:name="T59" style:family="text">
      <style:text-properties officeooo:rsid="00719712"/>
    </style:style>
    <style:style style:name="T60" style:family="text">
      <style:text-properties officeooo:rsid="0073b714"/>
    </style:style>
    <style:style style:name="T61" style:family="text">
      <style:text-properties officeooo:rsid="007c6716"/>
    </style:style>
    <style:style style:name="T62" style:family="text">
      <style:text-properties officeooo:rsid="007d8945"/>
    </style:style>
    <style:style style:name="T63" style:family="text">
      <style:text-properties officeooo:rsid="007f35e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2594661154032308" text:style-name="Outline">
        <text:list-item>
          <text:h text:style-name="P112" text:outline-level="1"><text:span text:style-name="T41">JPPF </text:span>Deployment</text:h>
          <text:list>
            <text:list-item>
              <text:h text:style-name="P114" text:outline-level="2">Drivers and nodes as services</text:h>
            </text:list-item>
          </text:list>
        </text:list-item>
      </text:list>
      <text:p text:style-name="P56">In this section, it is assumed that you have downloaded and installed a JPPF driver distribution or one of the JPPF node distributions. The root installation folder of the driver or node will be desgnated as JPPF_HOME in the next sections.</text:p>
      <text:list xml:id="list71323620576441" text:continue-numbering="true" text:style-name="Outline">
        <text:list-item>
          <text:list>
            <text:list-item>
              <text:list>
                <text:list-item>
                  <text:h text:style-name="P118" text:outline-level="3">Wi<text:span text:style-name="T52">n</text:span>dows services with Apache's common<text:span text:style-name="T52">s</text:span>-daemon</text:h>
                </text:list-item>
              </text:list>
            </text:list-item>
          </text:list>
        </text:list-item>
      </text:list>
      <text:p text:style-name="P57">Using the Apache commons-daemon utilities, it is possible to install a driver or node as a Windows service without any additional download. First <text:span text:style-name="T42">a little bit of configuration checking and/or editing is required:</text:span></text:p>
      <text:p text:style-name="P57"/>
      <text:p text:style-name="P57"><text:span text:style-name="T43">a) </text:span>edit the file <text:span text:style-name="T1">service.bat</text:span> in the <text:span text:style-name="T1">JPPF_HOME\bin\daemon</text:span> folder <text:span text:style-name="T42">in your favorite text editor</text:span></text:p>
      <text:p text:style-name="P58"><text:span text:style-name="T43">b) </text:span>check the following environmment variables at the start of the file and make sure they match the JVM root location and architecture in your environment:</text:p>
      <text:p text:style-name="P61">rem must point to the root install<text:span text:style-name="T43">ation</text:span> folder of a JDK or JRE</text:p>
      <text:p text:style-name="Code_20_block">set JRE_HOME=%JAVA_HOME%</text:p>
      <text:p text:style-name="P61">rem <text:span text:style-name="T43">JVM azrchitecture, </text:span>must be one of 32, 64, ia64</text:p>
      <text:p text:style-name="Code_20_block">set ARCH=64</text:p>
      <text:p text:style-name="P58"/>
      <text:p text:style-name="P59">If you need addtional jar files or class folders for your node or driver, you can either drop them in the JPPF_HOME\lib folder or specifiy them with the ADDITIONAL_CP environment variable, for example:</text:p>
      <text:p text:style-name="P59"/>
      <text:p text:style-name="P61">rem add more jars and class folders to the default classpath</text:p>
      <text:p text:style-name="Code_20_block">set ADDITIONAL_CP=C:/libs/myJar.jar;<text:span text:style-name="T44">C</text:span>:/MypPoject/classes</text:p>
      <text:p text:style-name="P58"/>
      <text:p text:style-name="P59">When this is done, you are ready to install the JPPF driver or node as a Windows service:</text:p>
      <text:p text:style-name="Code_20_block">service.bat install</text:p>
      <text:p text:style-name="P59"/>
      <text:p text:style-name="P59">To remove the service, use the fo<text:span text:style-name="T45">l</text:span>lowing command:</text:p>
      <text:p text:style-name="Code_20_block">service.bat uninstall</text:p>
      <text:p text:style-name="P59"/>
      <text:p text:style-name="P60">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60"/>
      <text:list xml:id="list71322537240973" text:continue-numbering="true" text:style-name="Outline">
        <text:list-item>
          <text:list>
            <text:list-item>
              <text:list>
                <text:list-item>
                  <text:h text:style-name="P119"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5404261491859743842" text:style-name="List_20_1">
        <text:list-item>
          <text:p text:style-name="P94"><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95">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96">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96">run the <text:span text:style-name="T1">UninstallService.bat</text:span> <text:span text:style-name="T47">script in the </text:span><text:span text:style-name="T4">JPPF_HOME\bin\jsw </text:span><text:span text:style-name="T49">folder</text:span> to uninstall the JPPF service</text:p>
        </text:list-item>
      </text:list>
      <text:list xml:id="list71321852249169" text:continue-list="list71322537240973" text:style-name="Outline">
        <text:list-item>
          <text:list>
            <text:list-item>
              <text:list>
                <text:list-item>
                  <text:h text:style-name="P120"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71322950611292" text:continue-list="list5404261491859743842" text:style-name="List_20_1">
        <text:list-item>
          <text:p text:style-name="P94"><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94">don't forget to set the executable bit for the <text:span text:style-name="T51">JPPF_HOME/bin/jsw/</text:span>JPPFDriver and <text:span text:style-name="T51">the </text:span>wrapper script/executable</text:p>
        </text:list-item>
        <text:list-item>
          <text:p text:style-name="P97">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94">open a terminal in the <text:span text:style-name="T1">JPPF_</text:span><text:span text:style-name="T5">HOME/bin/jsw</text:span> directory</text:p>
        </text:list-item>
        <text:list-item>
          <text:p text:style-name="P94">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97">to stop the driver <text:span text:style-name="T51">or node</text:span>: <text:span text:style-name="T1">./JPPFDriver stop</text:span><text:span text:style-name="T48"> </text:span><text:span text:style-name="T50">or </text:span><text:span text:style-name="T5">./JPPFNode stop</text:span></text:p>
        </text:list-item>
        <text:list-item>
          <text:p text:style-name="P97">to restart the driver <text:span text:style-name="T51">or node</text:span>: <text:span text:style-name="T1">./JPPFDriver restart</text:span><text:span text:style-name="T48"> </text:span><text:span text:style-name="T50">or </text:span><text:span text:style-name="T5">./JPPFNode restart</text:span></text:p>
        </text:list-item>
      </text:list>
      <text:list xml:id="list71323526273920" text:continue-list="list71321852249169" text:style-name="Outline">
        <text:list-item>
          <text:list>
            <text:list-item>
              <text:h text:style-name="P116" text:outline-level="2">Running JPPF on Amazon's EC2, Rackspace, or other Cloud Services</text:h>
              <text:list>
                <text:list-item>
                  <text:h text:style-name="P121"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1322527078997" text:continue-numbering="true" text:style-name="Outline">
        <text:list-item>
          <text:list>
            <text:list-item>
              <text:list>
                <text:list-item>
                  <text:h text:style-name="P121"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90">jppf.discovery.enabled = false</text:p>
      <text:p text:style-name="P90">jppf.peer.discovery.enabled = false</text:p>
      <text:p text:style-name="P12"/>
      <text:p text:style-name="P12">And the node property file must set:</text:p>
      <text:p text:style-name="P12"/>
      <text:p text:style-name="P90">jppf.discovery.enabled = false</text:p>
      <text:p text:style-name="P90">jppf.server.host = IP_or_DNS_hostname</text:p>
      <text:p text:style-name="P12"/>
      <text:p text:style-name="P12">Similarly the client must set:</text:p>
      <text:p text:style-name="P12"/>
      <text:p text:style-name="P90">jppf.discovery.enabled = false</text:p>
      <text:p text:style-name="P90">jppf.drivers = driverA</text:p>
      <text:p text:style-name="P90">driverA.jppf.server.host = IP_or_DNS_hostname</text:p>
      <text:p text:style-name="P90">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1321773511596" text:continue-numbering="true" text:style-name="Outline">
        <text:list-item>
          <text:list>
            <text:list-item>
              <text:list>
                <text:list-item>
                  <text:h text:style-name="P121"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1322290104730" text:continue-numbering="true" text:style-name="Outline">
        <text:list-item>
          <text:list>
            <text:list-item>
              <text:list>
                <text:list-item>
                  <text:h text:style-name="P121"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90"><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1322741892067" text:continue-numbering="true" text:style-name="Outline">
        <text:list-item>
          <text:list>
            <text:list-item>
              <text:list>
                <text:list-item>
                  <text:h text:style-name="P128"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1322700960567" text:continue-numbering="true" text:style-name="Outline">
        <text:list-item>
          <text:list>
            <text:list-item>
              <text:h text:style-name="P115"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71"># enable/disable idle mode, defaults to false (disabled)</text:p>
      <text:p text:style-name="P89">jppf.idle.mode.enabled = true</text:p>
      <text:p text:style-name="P89"/>
      <text:p text:style-name="P71"># Time of keyboard and mouse inactivity after which the system is considered</text:p>
      <text:p text:style-name="P71"># idle, in milliseconds. Defaults to 300000 (5 minutes)</text:p>
      <text:p text:style-name="P89">jppf.idle.timeout = 6000</text:p>
      <text:p text:style-name="P89"/>
      <text:p text:style-name="P71"># Interval between 2 successive calls to the native APIs to determine whether</text:p>
      <text:p text:style-name="P71"># the system idle state has changed. Defaults to 1000 ms</text:p>
      <text:p text:style-name="P89">jppf.idle.poll.interval = 1000</text:p>
      <text:p text:style-name="P89"/>
      <text:p text:style-name="P71"># Whether to shutdown the node immediately when a mouse/keyboard activity is detected,</text:p>
      <text:p text:style-name="P72"># or wait until the node is no longer executing tasks. Default value is true (immediate</text:p>
      <text:p text:style-name="P72"># shutdown)</text:p>
      <text:p text:style-name="P89">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71322025077095" text:continue-list="list71322950611292" text:style-name="List_20_1">
        <text:list-item>
          <text:p text:style-name="P99">local nodes running in the same JVM as a driver</text:p>
        </text:list-item>
        <text:list-item>
          <text:p text:style-name="P100"><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71322850408125" text:continue-list="list71322700960567" text:style-name="Outline">
        <text:list-item>
          <text:list>
            <text:list-item>
              <text:h text:style-name="P117"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1322138795314" text:continue-numbering="true" text:style-name="Outline">
        <text:list-item>
          <text:list>
            <text:list-item>
              <text:list>
                <text:list-item>
                  <text:h text:style-name="P122" text:outline-level="3">Class loading considerations</text:h>
                </text:list-item>
              </text:list>
            </text:list-item>
          </text:list>
        </text:list-item>
      </text:list>
      <text:p text:style-name="P20">Since the dynamic class loader is disabled for offline nodes, we need another way to ensure that the tasks and supporting <text:s/>classes are known to the node. There are two solutions for this, which can be used together:</text:p>
      <text:p text:style-name="P20"/>
      <text:list xml:id="list71321847096883" text:continue-list="list71322025077095" text:style-name="List_20_1">
        <text:list-item>
          <text:p text:style-name="P107">statically: the classes can be deployed along with each node and added to its classpath</text:p>
        </text:list-item>
        <text:list-item>
          <text:p text:style-name="P98"><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22"/>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1323371773458" text:continue-list="list71322138795314" text:style-name="Outline">
        <text:list-item>
          <text:list>
            <text:list-item>
              <text:list>
                <text:list-item>
                  <text:h text:style-name="P123" text:outline-level="3">Avoiding stuck jobs</text:h>
                </text:list-item>
              </text:list>
            </text:list-item>
          </text:list>
        </text:list-item>
      </text:list>
      <text:p text:style-name="P23">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23"/>
      <text:p text:style-name="P21"><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1322614090081" text:continue-numbering="true" text:style-name="Outline">
        <text:list-item>
          <text:list>
            <text:list-item>
              <text:list>
                <text:list-item>
                  <text:h text:style-name="P124"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62"># enable offline mode</text:p>
      <text:p text:style-name="P73">jppf.node.offline = true</text:p>
      <text:p text:style-name="P62">#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73">JPPFJob myJob = new JPPFJob();</text:p>
      <text:p text:style-name="P73">ClassPath classpath = myJob.getSLA().getClassPath();</text:p>
      <text:p text:style-name="P62">// wrap a jar file into a FileLocation object</text:p>
      <text:p text:style-name="P73">Location jarLocation = new FileLocation(“libs/MyLib.jar”);</text:p>
      <text:p text:style-name="P62">// copy the jar file into memory</text:p>
      <text:p text:style-name="P73">Location location = new MemoryLocation(jarLocation.<text:span text:style-name="T15">toByteArray</text:span>()<text:span text:style-name="T15">)</text:span>;</text:p>
      <text:p text:style-name="P62">// add it as classpath element</text:p>
      <text:p text:style-name="P73">classpath.add(“myLib”, location);</text:p>
      <text:p text:style-name="P62">// tell the node to reset the tasks classloader with this new class path</text:p>
      <text:p text:style-name="P73">classpath.setForceClassLoaderReset(true);</text:p>
      <text:p text:style-name="P62">// set the job dispatches to expire if they execute for more than 5 seconds</text:p>
      <text:p text:style-name="P73">myJob.getSLA().setDispatchExpirationSchedule(new JPPFSchedule(5000L));</text:p>
      <text:p text:style-name="P62">// dispatched tasks will be resubmitted at most 2 times before they are cancelled</text:p>
      <text:p text:style-name="P73">myJob.getSLA().setMaxDispatchExpirations(2);</text:p>
      <text:p text:style-name="P62">// submit the job</text:p>
      <text:p text:style-name="P73">JPPFClient client = ...;</text:p>
      <text:p text:style-name="P73">List&lt;JPPFTask&gt; results = client.submit(myJob);</text:p>
      <text:p text:style-name="P24"/>
      <text:list xml:id="list71322095930325" text:continue-numbering="true" text:style-name="Outline">
        <text:list-item>
          <text:list>
            <text:list-item>
              <text:h text:style-name="P113" text:outline-level="2"><text:soft-page-break/>Node provisioning</text:h>
            </text:list-item>
          </text:list>
        </text:list-item>
      </text:list>
      <text:p text:style-name="P25"><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5"/>
      <text:p text:style-name="P25">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5"/>
      <text:p text:style-name="P26"><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71323273226015" text:continue-numbering="true" text:style-name="Outline">
        <text:list-item>
          <text:list>
            <text:list-item>
              <text:list>
                <text:list-item>
                  <text:h text:style-name="P125" text:outline-level="3">Provisioning with the JMX API</text:h>
                </text:list-item>
              </text:list>
            </text:list-item>
          </text:list>
        </text:list-item>
      </text:list>
      <text:p text:style-name="P27"><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6.0/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9"/>
      <text:p text:style-name="P74">public interface JPPFNodeProvisioningMBean {</text:p>
      <text:p text:style-name="P76"><text:span text:style-name="T21"><text:s text:c="2"/></text:span><text:span text:style-name="T22">// The object name of this MBean</text:span></text:p>
      <text:p text:style-name="P74"><text:s text:c="2"/>String MBEAN_NAME = "org.jppf:name=provisioning,type=node";</text:p>
      <text:p text:style-name="P76"><text:span text:style-name="T21"><text:s text:c="2"/></text:span><text:span text:style-name="T22">// Get the number of slave nodes started by this MBean</text:span></text:p>
      <text:p text:style-name="P74"><text:s text:c="2"/>int getNbSlaves();</text:p>
      <text:p text:style-name="P76"><text:span text:style-name="T21"><text:s text:c="2"/></text:span><text:span text:style-name="T22">// Start or stop the required number of slaves to reach the specified number</text:span></text:p>
      <text:p text:style-name="P74"><text:s text:c="2"/>void provisionSlaveNodes(int nbNodes);</text:p>
      <text:p text:style-name="P92"><text:span text:style-name="T21"><text:s text:c="2"/></text:span><text:span text:style-name="T22">// </text:span><text:span text:style-name="T23">Same action, </text:span><text:span text:style-name="T24">explicitely</text:span><text:span text:style-name="T23"> specifiying the interrupt flag</text:span></text:p>
      <text:p text:style-name="P75"><text:s text:c="2"/>void provisionSlaveNodes(int nbNodes, boolean interruptIfRunning);</text:p>
      <text:p text:style-name="P92"><text:span text:style-name="T21"><text:s text:c="2"/></text:span><text:span text:style-name="T22">// Start or stop the required number of slaves to reach the specified number,</text:span></text:p>
      <text:p text:style-name="P76"><text:span text:style-name="T21"><text:s text:c="2"/></text:span><text:span text:style-name="T22">// using the specified configuration overrides</text:span></text:p>
      <text:p text:style-name="P74"><text:s text:c="2"/>void provisionSlaveNodes(int nbNodes, TypedProperties configOverrides);</text:p>
      <text:p text:style-name="P92"><text:span text:style-name="T21"><text:s text:c="2"/></text:span><text:span text:style-name="T22">// </text:span><text:span text:style-name="T23">Same action, </text:span><text:span text:style-name="T24">explicitely</text:span><text:span text:style-name="T23"> specifiying the interrupt flag</text:span></text:p>
      <text:p text:style-name="P75"><text:s text:c="2"/>void provisionSlaveNodes(</text:p>
      <text:p text:style-name="P75"><text:s text:c="4"/>int nbNodes, <text:span text:style-name="T55">boolean interruptIfRunning, </text:span>TypedProperties configOverrides);</text:p>
      <text:p text:style-name="P75">}</text:p>
      <text:p text:style-name="P30"/>
      <text:p text:style-name="P2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9"/>
      <text:p text:style-name="P29">The first thing that we do is to initialize a JPPF client, obtain a JMX connection from the JPPF server, then get a reference to the server MBean which forwards management requests to the nodes:</text:p>
      <text:p text:style-name="P29"/>
      <text:p text:style-name="P77">JPPFClient client = new JPPFClient();</text:p>
      <text:p text:style-name="P63">// wait until a standard connection to the driver is established</text:p>
      <text:p text:style-name="P91">JPPFConnectionPool pool = client.awaitWorkingPool();</text:p>
      <text:p text:style-name="P63">// wait until a JMX connection to the driver is established</text:p>
      <text:p text:style-name="P91">JMXDriverConnectionWrapper jmxDriver =</text:p>
      <text:p text:style-name="P91"><text:s text:c="2"/>pool.awaitJMXConn<text:span text:style-name="T54">e</text:span>ction<text:span text:style-name="T54">s</text:span>(Operator.AT_LEAST, 1, true).get(0);</text:p>
      <text:p text:style-name="P63">// get a proxy to the mbean that forwards management requests to the nodes</text:p>
      <text:p text:style-name="P77">JPPFNodeForwardingMBean forwarder = jmxDriver.get<text:span text:style-name="T53">NodeFrowarder</text:span>();</text:p>
      <text:p text:style-name="P29"/>
      <text:p text:style-name="P31">In the next step, we will create a node selector, based on an execution policy which matches all master nodes:</text:p>
      <text:p text:style-name="P31"/>
      <text:p text:style-name="P64">// create a node selector which matches all master nodes</text:p>
      <text:p text:style-name="P78">ExecutionPolicy masterPolicy = new Equal("jppf.node.provisioning.master", true);</text:p>
      <text:p text:style-name="P78">NodeSelector masterSelector = new NodeSelector.ExecutionPolicySelector(masterPolicy);</text:p>
      <text:p text:style-name="P31"/>
      <text:p text:style-name="P31">Note the use of the configuration property “jppf.node.provisoning.master = true” which is present in every master node. Next, we define configuration overrides to fit our requirements:</text:p>
      <text:p text:style-name="P31"/>
      <text:p text:style-name="P78">TypedProperties overrides = new TypedProperties()</text:p>
      <text:p text:style-name="P64"><text:s text:c="2"/>// request 2 processing threads</text:p>
      <text:p text:style-name="P78"><text:s text:c="2"/>.setInt("jppf.processing.threads", 2)</text:p>
      <text:p text:style-name="P64"><text:s text:c="2"/>// specify a server JVM with 512 MB of heap</text:p>
      <text:p text:style-name="P78"><text:s text:c="2"/>.setString("jppf.jvm.options", "-server -Xmx512m");</text:p>
      <text:p text:style-name="P31"/>
      <text:p text:style-name="P31"/>
      <text:p text:style-name="P93">Now we can provision the nodes we need:</text:p>
      <text:p text:style-name="P31"/>
      <text:p text:style-name="P65">// request that 2 slave nodes be provisioned, by invoking the provisionSlaveNodes()</text:p>
      <text:p text:style-name="P65">// method on all nodes matched by the selector, <text:span text:style-name="T26">with the configuration overrides</text:span></text:p>
      <text:p text:style-name="P79">forwarder.provisionSlaveNodes (masterSelector, 2, overrides);</text:p>
      <text:p text:style-name="P67"/>
      <text:p text:style-name="P67">// give the nodes enough time to start the slaves</text:p>
      <text:p text:style-name="P81">Thread.sleep(3000L);</text:p>
      <text:p text:style-name="P32"/>
      <text:p text:style-name="P31">We then check that our master nodes effectively have two slaves started:</text:p>
      <text:p text:style-name="P31"/>
      <text:p text:style-name="P66">// request the 'NbSlaves' Mbean atrribute for each master</text:p>
      <text:p text:style-name="P82">Map&lt;String, Object&gt; resultsMap = forwarder.<text:span text:style-name="T56">get</text:span>NbSlaves(masterSelector);</text:p>
      <text:p text:style-name="P66"/>
      <text:p text:style-name="P66">// keys in the map are node UUIDs</text:p>
      <text:p text:style-name="P66">// the values are either integers if the request succeeded, or a Throwable if it failed</text:p>
      <text:p text:style-name="P80">for (Map.Entry&lt;String, Object&gt; entry: resultsMap.entrySet()) {</text:p>
      <text:p text:style-name="P81"><text:s text:c="2"/>if (entry.getValue() instanceof Throwable) {</text:p>
      <text:p text:style-name="P81"><text:s text:c="4"/>System.out.println("node " + entry.getKey() + " raised " +</text:p>
      <text:p text:style-name="P80"><text:s text:c="6"/>ExceptionUtils.getStackTrace((Throwable) entry.getValue()));</text:p>
      <text:p text:style-name="P80"><text:s text:c="2"/>} else {</text:p>
      <text:p text:style-name="P81"><text:s text:c="4"/>System.out.println("master node " + entry.getKey() + " has " +</text:p>
      <text:p text:style-name="P81"><text:s text:c="6"/>entry.getValue() + " slaves");</text:p>
      <text:p text:style-name="P80"><text:s text:c="2"/>}</text:p>
      <text:p text:style-name="P80">}</text:p>
      <text:p text:style-name="P33"/>
      <text:p text:style-name="P35">Once we are satisfied with the topology we just setup, we can submit a job on the slave nodes:</text:p>
      <text:p text:style-name="P35"/>
      <text:p text:style-name="P68">// <text:span text:style-name="T27">create the job and add tasks</text:span></text:p>
      <text:p text:style-name="P83">JPPFJob job = new JPPFJob();</text:p>
      <text:p text:style-name="P83">job.setName("Hello World");</text:p>
      <text:p text:style-name="P83">for (int i=1; i&lt;=20; i++) job.add(new ExampleTask(<text:span text:style-name="T25">i</text:span>)).setId("task " + i);</text:p>
      <text:p text:style-name="P68"/>
      <text:p text:style-name="P68">// set the policy to execute on slaves only</text:p>
      <text:p text:style-name="P84">ExecutionPolicy slavePolicy = new Equal("jppf.node.provisioning.slave", true);</text:p>
      <text:p text:style-name="P84">job.getSLA().setExecutionPolicy(slavePolicy);</text:p>
      <text:p text:style-name="P68"/>
      <text:p text:style-name="P68">// submit the job and get the results</text:p>
      <text:p text:style-name="P83">List&lt;Task&lt;?&gt;&gt; results = client.submitJob(job);</text:p>
      <text:p text:style-name="P34"/>
      <text:p text:style-name="P36">Finally, we can terminate the slave nodes with a provisioning request for 0 slaves, and get back to the initial grid topology:</text:p>
      <text:p text:style-name="P36"/>
      <text:p text:style-name="P85">forwarder.provisionSlaveNodes(masterSelector, 0, null);</text:p>
      <text:p text:style-name="P68"/>
      <text:p text:style-name="P68">// again, give it some time</text:p>
      <text:p text:style-name="P83">Thread.sleep(2000L);</text:p>
      <text:p text:style-name="P36"/>
      <text:list xml:id="list71323845751500" text:continue-numbering="true" text:style-name="Outline">
        <text:list-item>
          <text:list>
            <text:list-item>
              <text:list>
                <text:list-item>
                  <text:h text:style-name="P129" text:outline-level="3">Provisioning with the administration console</text:h>
                </text:list-item>
              </text:list>
            </text:list-item>
          </text:list>
        </text:list-item>
      </text:list>
      <text:p text:style-name="P43">In the JPPF administration console, the provisioning facility is available as shown here:</text:p>
      <text:p text:style-name="P43"/>
      <text:p text:style-name="P37"><draw:frame draw:style-name="fr1" draw:name="graphics1" text:anchor-type="as-char" svg:width="17.013cm" svg:height="15.319cm" draw:z-index="3"><draw:image xlink:href="Pictures/1000000000000283000002432D3DA70EA13C9CA6.gif" xlink:type="simple" xlink:show="embed" xlink:actuate="onLoad"/></draw:frame></text:p>
      <text:p text:style-name="P37"/>
      <text:p text:style-name="P28"><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37"/>
      <text:p text:style-name="P37">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1323298293152" text:continue-list="list71321847096883" text:style-name="List_20_1">
        <text:list-item>
          <text:p text:style-name="P108"><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108"><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37"/>
      <text:p text:style-name="P3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8"/>
      <text:p text:style-name="P43">Please note that the values entered in the provisioning dialog, including the state of the checkbox, are persisted by the administration tool, so that you will conveniently retrieve them the next time you open the dialog.</text:p>
      <text:list xml:id="list71321885340649" text:continue-list="list71323845751500" text:style-name="Outline">
        <text:list-item>
          <text:list>
            <text:list-item>
              <text:list>
                <text:list-item>
                  <text:h text:style-name="P130" text:outline-level="3">Configuration</text:h>
                  <text:list>
                    <text:list-item>
                      <text:h text:style-name="P131" text:outline-level="4">Provisioning under the hood</text:h>
                    </text:list-item>
                  </text:list>
                </text:list-item>
              </text:list>
            </text:list-item>
          </text:list>
        </text:list-item>
      </text:list>
      <text:p text:style-name="P39">Before a slave node is started, the master node will perform <text:span text:style-name="T28">a number of operations, to ensure that the slave is properly configured and that any ouput it produces can be captured and retrieve. These operations include:</text:span></text:p>
      <text:p text:style-name="P44"/>
      <text:p text:style-name="P40"><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5"/>
      <text:p text:style-name="P41"><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6"/>
      <text:p text:style-name="P41"><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6"/>
      <text:p text:style-name="P69"># mark the node as a slave</text:p>
      <text:p text:style-name="P86">jppf.node.provisioning.slave = true</text:p>
      <text:p text:style-name="P69"># a slave node cannot be a master</text:p>
      <text:p text:style-name="P87">jppf.node.provisioning.master = false</text:p>
      <text:p text:style-name="P69"># redirect the ouput of System.out to a file</text:p>
      <text:p text:style-name="P86">jppf.redirect.out = system_out.log</text:p>
      <text:p text:style-name="P69"># redirect the ouput of System.err to a file</text:p>
      <text:p text:style-name="P87">jppf.redirect.err = system_err.log</text:p>
      <text:p text:style-name="P47"/>
      <text:p text:style-name="P49">4) The classpath of the slave node will be exactly the same as for the master, with the addition of the slave's root directory. This means that any jar file or class directory specified in the master's start command will also be available to the slaves.</text:p>
      <text:p text:style-name="P49"/>
      <text:p text:style-name="P49">5) Additional JVM options for the slave process can be specified in two ways:</text:p>
      <text:list xml:id="list71323833081977" text:continue-list="list71323298293152" text:style-name="List_20_1">
        <text:list-item>
          <text:p text:style-name="P109">first by overriding the “jppf.jvm.options” configuration property when provisioning slaves nodes</text:p>
        </text:list-item>
        <text:list-item>
          <text:p text:style-name="P110">then, if the property “jppf.node.provisioning.slave.jvm.options” is defined in the master node, these options are added</text:p>
        </text:list-item>
      </text:list>
      <text:p text:style-name="P50"/>
      <text:p text:style-name="P51">For instance, setting “jppf.node.provisioning.slave.jvm.options = -Dlog4j.configuration=config/log4j.properties” will ensure that each slave will be able to find the Log4j configuration file in its “config” folder.</text:p>
      <text:p text:style-name="P51"/>
      <text:p text:style-name="P51">6) The master node maintains a link with each of its slaves, based on a local TCP socket connection, which serves two essential purposes:</text:p>
      <text:p text:style-name="P51"/>
      <text:list xml:id="list71321833114954" text:continue-numbering="true" text:style-name="List_20_1">
        <text:list-item>
          <text:p text:style-name="P111">even when a slave is forcibly terminated, the master will know almost immediately about it and will be able to update its internal state, for instance the number of slaves</text:p>
        </text:list-item>
        <text:list-item>
          <text:p text:style-name="P111">when a master is forcibly terminated (e.g. with 'kill -9 pid' on Linux, or with the Task Manager on Windows), all its slaves will know about it and terminate themselves, to avoid having hanging Java processes on the host</text:p>
        </text:list-item>
      </text:list>
      <text:list xml:id="list71323670674883" text:continue-list="list71321885340649" text:style-name="Outline">
        <text:list-item>
          <text:list>
            <text:list-item>
              <text:list>
                <text:list-item>
                  <text:list>
                    <text:list-item>
                      <text:h text:style-name="P131" text:outline-level="4">Configuration <text:span text:style-name="T33">properties</text:span></text:h>
                    </text:list-item>
                  </text:list>
                </text:list-item>
              </text:list>
            </text:list-item>
          </text:list>
        </text:list-item>
      </text:list>
      <text:p text:style-name="P52">The following properties are available:</text:p>
      <text:p text:style-name="P52"/>
      <text:p text:style-name="P70"># Define a node as master. Defaults to true</text:p>
      <text:p text:style-name="P88">jppf.node.provisioning.master = true</text:p>
      <text:p text:style-name="P70"># Define a node as a slave. Defaults to false</text:p>
      <text:p text:style-name="P88">jppf.node.provisioning.slave = false</text:p>
      <text:p text:style-name="P70"># Specify the path prefix used for the root directory of each slave node</text:p>
      <text:p text:style-name="P70"># defaults to "slave_nodes/node_", relative to the master root directory</text:p>
      <text:p text:style-name="P88">jppf.node.provisioning.slave.path.prefix = slave_nodes/node_</text:p>
      <text:p text:style-name="P70"># Specify the directory where slave-specific configuration files are located</text:p>
      <text:p text:style-name="P70"># Defaults to the "config" folder, relative to the master root directory</text:p>
      <text:p text:style-name="P88">jppf.node.provisioning.slave.config.path <text:span text:style-name="T34">= config</text:span></text:p>
      <text:p text:style-name="P70"># A set of space-separated JVM options always added to the slave startup command</text:p>
      <text:p text:style-name="P88">jppf.node.provisioning.slave.jvm.options = -Dlog4j.configuration=config/log4j.properties</text:p>
      <text:p text:style-name="P39"/>
      <text:p text:style-name="P52">Note that “jppf.node.provisioning.slave” is only used by slave nodes and is always ignored by master nodes.</text:p>
      <text:list xml:id="list71323803590720" text:continue-numbering="true" text:style-name="Outline">
        <text:list-item>
          <text:list>
            <text:list-item>
              <text:h text:style-name="P115"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8">Library name</text:p>
          </table:table-cell>
          <table:table-cell table:style-name="Table4.B1" office:value-type="string">
            <text:p text:style-name="P18">Jar Files</text:p>
          </table:table-cell>
          <table:table-cell table:style-name="Table4.C1" office:value-type="string">
            <text:p text:style-name="P18">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5">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5">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42"><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48">commons-io-2.4.jar</text:p>
          </table:table-cell>
          <table:table-cell table:style-name="Table4.C2" office:value-type="string">
            <text:p text:style-name="P48">Apache Commons IO library</text:p>
          </table:table-cell>
        </table:table-row>
      </table:table>
      <text:p text:style-name="Standard"/>
      <text:list xml:id="list71323720655384" text:continue-numbering="true" text:style-name="Outline">
        <text:list-item>
          <text:list>
            <text:list-item>
              <text:list>
                <text:list-item>
                  <text:h text:style-name="P126"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54"/>
      <table:table table:name="Table5" table:style-name="Table5">
        <table:table-column table:style-name="Table5.A"/>
        <table:table-column table:style-name="Table5.B"/>
        <table:table-column table:style-name="Table5.C"/>
        <table:table-row>
          <table:table-cell table:style-name="Table5.A1" office:value-type="string">
            <text:p text:style-name="P19">Library name</text:p>
          </table:table-cell>
          <table:table-cell table:style-name="Table5.B1" office:value-type="string">
            <text:p text:style-name="P19">Jar Files</text:p>
          </table:table-cell>
          <table:table-cell table:style-name="Table5.C1" office:value-type="string">
            <text:p text:style-name="P19">Comments</text:p>
          </table:table-cell>
        </table:table-row>
        <table:table-row>
          <table:table-cell table:style-name="Table5.A2" office:value-type="string">
            <text:p text:style-name="P53">JPPF node</text:p>
          </table:table-cell>
          <table:table-cell table:style-name="Table5.B2" office:value-type="string">
            <text:p text:style-name="P53">jppf-node.jar</text:p>
          </table:table-cell>
          <table:table-cell table:style-name="Table5.C2" office:value-type="string">
            <text:p text:style-name="P55">Node bootstraping, distributed class loader and other n<text:span text:style-name="T39">o</text:span>de APIs</text:p>
          </table:table-cell>
        </table:table-row>
      </table:table>
      <text:p text:style-name="Standard"/>
      <text:list xml:id="list71322193204212" text:continue-numbering="true" text:style-name="Outline">
        <text:list-item>
          <text:list>
            <text:list-item>
              <text:list>
                <text:list-item>
                  <text:h text:style-name="Heading_20_3" text:outline-level="3">Driver dependencies</text:h>
                </text:list-item>
              </text:list>
            </text:list-item>
          </text:list>
        </text:list-item>
      </text:list>
      <text:p text:style-name="P53"><text:a xlink:type="simple" xlink:href="#1.5.1.Common dependencies|outline" text:style-name="Internet_20_link" text:visited-style-name="Visited_20_Internet_20_Link"><text:span text:style-name="T35">Common dependencies</text:span></text:a><text:span text:style-name="T35"> + </text:span></text:p>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18">Library name</text:p>
          </table:table-cell>
          <table:table-cell table:style-name="Table1.B1" office:value-type="string">
            <text:p text:style-name="P18">Jar Files</text:p>
          </table:table-cell>
          <table:table-cell table:style-name="Table1.C1" office:value-type="string">
            <text:p text:style-name="P18">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5">JPPF node</text:p>
          </table:table-cell>
          <table:table-cell table:style-name="Table1.B2" office:value-type="string">
            <text:p text:style-name="P55">jppf-node.jar</text:p>
          </table:table-cell>
          <table:table-cell table:style-name="Table1.C2" office:value-type="string">
            <text:p text:style-name="P55">Node bootstraping, distributed class loader and other no<text:span text:style-name="T39">d</text:span>e APIs</text:p>
          </table:table-cell>
        </table:table-row>
      </table:table>
      <text:p text:style-name="Standard"/>
      <text:list xml:id="list71323059795570"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53"><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18">Library name</text:p>
          </table:table-cell>
          <table:table-cell table:style-name="Table2.B1" office:value-type="string">
            <text:p text:style-name="P18">Jar Files</text:p>
          </table:table-cell>
          <table:table-cell table:style-name="Table2.C1" office:value-type="string">
            <text:p text:style-name="P18">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1323392970362" text:continue-numbering="true" text:style-name="Outline">
        <text:list-item>
          <text:list>
            <text:list-item>
              <text:list>
                <text:list-item>
                  <text:h text:style-name="P127" text:outline-level="3">Administration console dependencies</text:h>
                </text:list-item>
              </text:list>
            </text:list-item>
          </text:list>
        </text:list-item>
      </text:list>
      <text:p text:style-name="P53"><text:a xlink:type="simple" xlink:href="#1.5.1.Common dependencies|outline" text:style-name="Internet_20_link" text:visited-style-name="Visited_20_Internet_20_Link"><text:span text:style-name="T35">Common dependencies</text:span></text:a><text:span text:style-name="T35"> + </text:span></text:p>
      <text:p text:style-name="P55"/>
      <table:table table:name="Table3" table:style-name="Table3">
        <table:table-column table:style-name="Table3.A"/>
        <table:table-column table:style-name="Table3.B"/>
        <table:table-column table:style-name="Table3.C"/>
        <table:table-row>
          <table:table-cell table:style-name="Table3.A1" office:value-type="string">
            <text:p text:style-name="P18">Library name</text:p>
          </table:table-cell>
          <table:table-cell table:style-name="Table3.B1" office:value-type="string">
            <text:p text:style-name="P18">Jar Files</text:p>
          </table:table-cell>
          <table:table-cell table:style-name="Table3.C1" office:value-type="string">
            <text:p text:style-name="P18">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71323340501124" text:continue-numbering="true" text:style-name="Outline">
        <text:list-item>
          <text:list>
            <text:list-item>
              <text:h text:style-name="P115"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71322977879676" text:continue-list="list71321833114954" text:style-name="List_20_1">
        <text:list-item>
          <text:p text:style-name="P101">it has all the features of its desktop counterpart, except for the charts, which are not impl<text:span text:style-name="T58">e</text:span>ment<text:span text:style-name="T57">ed</text:span> yet</text:p>
        </text:list-item>
        <text:list-item>
          <text:p text:style-name="P101">it is multi-user and handles both authentication and authorizations</text:p>
        </text:list-item>
        <text:list-item>
          <text:p text:style-name="P102">its configuration is manageable from its own administrative user interface</text:p>
        </text:list-item>
      </text:list>
      <text:p text:style-name="P13"/>
      <text:p text:style-name="P17">The web administration <text:span text:style-name="T63">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71322408931755" text:continue-list="list71323340501124"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71322740280097" text:continue-numbering="true" text:style-name="Outline">
        <text:list-item>
          <text:list>
            <text:list-item>
              <text:list>
                <text:list-item>
                  <text:list>
                    <text:list-item>
                      <text:h text:style-name="Heading_20_4" text:outline-level="4"><text:span text:style-name="T59">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71323239442313" text:continue-list="list71322977879676" text:style-name="List_20_1">
        <text:list-item>
          <text:p text:style-name="P103"><text:span text:style-name="T1">jppf-monitor</text:span>: users in this role can only observe <text:span text:style-name="T60">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03"><text:span text:style-name="T1">jppf-manager</text:span>: <text:span text:style-name="T60">users in this role have all the permissions of the "jppf-monitor" role along with the rights to change the state <text:s/>and behavior of the grid, including drivers, nodes and jobs.</text:span></text:p>
        </text:list-item>
        <text:list-item>
          <text:p text:style-name="P103">j<text:span text:style-name="T1">ppf-admin</text:span>: <text:span text:style-name="T60">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71322907172722" text:continue-list="list71322740280097"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05">The task of mapping users or groups to application roles depends almost entirely on the application server in which the web console is deployed. <text:span text:style-name="T62">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71322043357756" text:continue-numbering="true" text:style-name="Outline">
        <text:list-item>
          <text:list>
            <text:list-item>
              <text:list>
                <text:list-item>
                  <text:h text:style-name="Heading_20_3" text:outline-level="3">Supported application servers</text:h>
                </text:list-item>
              </text:list>
            </text:list-item>
          </text:list>
        </text:list-item>
      </text:list>
      <text:p text:style-name="P104">The JPPF web admin console has been tested on Tomcat 7.0, Jetty 9.2, Glasfish 4.1, Wildfly 8.2, We<text:span text:style-name="T61">b</text:span>sphere Liberty Profile 1<text:span text:style-name="T61">6</text:span>.0.0.<text:span text:style-name="T61">3</text:span> and Weblogic 12.1.3. It is designed to work on any <text:span text:style-name="T61">servlet</text:span> container <text:span text:style-name="T61">that supports the </text:span>Servlet 3.0 <text:span text:style-name="T61">specificiation.</text:span></text:p>
      <text:list xml:id="list71323030400914" text:continue-numbering="true" text:style-name="Outline">
        <text:list-item>
          <text:list>
            <text:list-item>
              <text:list>
                <text:list-item>
                  <text:h text:style-name="Heading_20_3" text:outline-level="3">Building from the source</text:h>
                </text:list-item>
              </text:list>
            </text:list-item>
          </text:list>
        </text:list-item>
      </text:list>
      <text:p text:style-name="P106">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106"/>
      <text:p text:style-name="P106">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5H58M9S</meta:editing-duration>
    <meta:editing-cycles>105</meta:editing-cycles>
    <meta:generator>LibreOffice/5.1.3.2$Windows_x86 LibreOffice_project/644e4637d1d8544fd9f56425bd6cec110e49301b</meta:generator>
    <meta:creation-date>2009-11-21T09:14:02.13</meta:creation-date>
    <dc:date>2017-02-21T07:13:21.483000000</dc:date>
    <meta:document-statistic meta:table-count="5" meta:image-count="4" meta:object-count="0" meta:page-count="12" meta:paragraph-count="351" meta:word-count="4609" meta:character-count="30072" meta:non-whitespace-character-count="2576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